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Kto odczuwa pragnienie,</text:span><text:span text:style-name="T1"><text:line-break/></text:span><text:span text:style-name="T1">niech przyjdzie kto chce</text:span><text:span text:style-name="T1"><text:line-break/></text:span><text:span text:style-name="T1">Niech wody życia, darmo zaczerp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Ref. Jam Alfa i Omega. Pierwszy i ostatni. Początek i konie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6-04-11T19:15:07.48</dc:date>
    <dc:language>pl-PL</dc:language>
    <meta:editing-cycles>20</meta:editing-cycles>
    <meta:editing-duration>PT11M3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